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07cm" fo:margin-left="0.097cm" fo:margin-right="-0.005cm" table:align="margins" style:writing-mode="lr-tb"/>
    </style:style>
    <style:style style:name="Tabla1.A" style:family="table-column">
      <style:table-column-properties style:column-width="5.743cm" style:rel-column-width="22262*"/>
    </style:style>
    <style:style style:name="Tabla1.B" style:family="table-column">
      <style:table-column-properties style:column-width="4.919cm" style:rel-column-width="19069*"/>
    </style:style>
    <style:style style:name="Tabla1.C" style:family="table-column">
      <style:table-column-properties style:column-width="6.244cm" style:rel-column-width="24204*"/>
    </style:style>
    <style:style style:name="Tabla1.A1" style:family="table-cell">
      <style:table-cell-properties style:vertical-align="top" fo:padding="0.097cm" fo:border="0.035cm solid #000000"/>
    </style:style>
    <style:style style:name="Tabla1.B2" style:family="table-cell" style:data-style-name="N0">
      <style:table-cell-properties style:vertical-align="top" fo:padding="0.097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end"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4" style:family="paragraph" style:parent-style-name="Standard">
      <style:paragraph-properties fo:line-height="100%" fo:break-before="auto" fo:break-after="auto" style:writing-mode="lr-tb"/>
      <style:text-properties fo:color="#1155cc" style:text-underline-style="solid" style:text-underline-width="auto" style:text-underline-color="font-color"/>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margin-top="0.423cm" fo:margin-bottom="0cm" fo:line-height="100%" fo:text-align="center" style:justify-single-word="false" fo:break-before="auto" fo:break-after="auto" style:writing-mode="lr-tb"/>
    </style:style>
    <style:style style:name="P7" style:family="paragraph" style:parent-style-name="Standard">
      <style:paragraph-properties fo:margin-top="0.423cm" fo:margin-bottom="0.212cm" fo:line-height="100%" fo:text-align="center" style:justify-single-word="false" fo:break-before="auto" fo:break-after="auto" style:writing-mode="lr-tb"/>
    </style:style>
    <style:style style:name="P8" style:family="paragraph" style:parent-style-name="Standard">
      <style:paragraph-properties fo:margin-top="0.423cm" fo:margin-bottom="0.212cm" fo:line-height="100%" fo:break-before="page" style:writing-mode="lr-tb"/>
    </style:style>
    <style:style style:name="P9" style:family="paragraph" style:parent-style-name="Standard">
      <style:paragraph-properties fo:margin-top="0cm" fo:margin-bottom="0.212cm" fo:line-height="100%" fo:break-before="auto" fo:break-after="auto" style:writing-mode="lr-tb"/>
    </style:style>
    <style:style style:name="P10" style:family="paragraph" style:parent-style-name="Standard">
      <style:paragraph-properties fo:margin-top="0cm" fo:margin-bottom="0.212cm" fo:line-height="100%" fo:text-align="center" style:justify-single-word="false" fo:break-before="auto" fo:break-after="auto" style:writing-mode="lr-tb"/>
    </style:style>
    <style:style style:name="P11" style:family="paragraph" style:parent-style-name="Standard">
      <style:paragraph-properties fo:margin-top="0cm" fo:margin-bottom="0.212cm" fo:line-height="100%" fo:break-before="auto" fo:break-after="auto" style:writing-mode="lr-tb"/>
      <style:text-properties fo:font-size="10pt" style:font-size-asian="10pt" style:font-size-complex="10pt"/>
    </style:style>
    <style:style style:name="P12" style:family="paragraph" style:parent-style-name="Standard">
      <style:paragraph-properties fo:margin-top="0cm" fo:margin-bottom="0.212cm" fo:line-height="100%" fo:break-before="auto" fo:break-after="auto" style:writing-mode="lr-tb"/>
      <style:text-properties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margin-top="0cm" fo:margin-bottom="0.212cm" fo:line-height="100%"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6" style:family="paragraph" style:parent-style-name="Standard">
      <style:paragraph-properties fo:margin-left="0.635cm" fo:margin-right="0cm" fo:line-height="100%" fo:text-indent="0cm" style:auto-text-indent="false" fo:break-before="auto" fo:break-after="auto" style:writing-mode="lr-tb"/>
    </style:style>
    <style:style style:name="P17" style:family="paragraph" style:parent-style-name="Standard">
      <style:paragraph-properties fo:margin-left="1.27cm" fo:margin-right="0cm" fo:line-height="100%" fo:text-indent="0cm" style:auto-text-indent="false" fo:break-before="auto" fo:break-after="auto" style:writing-mode="lr-tb"/>
    </style:style>
    <style:style style:name="P18" style:family="paragraph" style:parent-style-name="Standard">
      <style:paragraph-properties fo:margin-left="0cm" fo:margin-right="0cm" fo:line-height="115%" fo:text-indent="1.27cm" style:auto-text-indent="false" fo:break-before="auto" fo:break-after="auto" style:writing-mode="lr-tb"/>
    </style:style>
    <style:style style:name="P19" style:family="paragraph" style:parent-style-name="Standard" style:master-page-name="Standard">
      <style:paragraph-properties fo:line-height="100%" fo:text-align="end" style:justify-single-word="false" style:page-number="auto" fo:break-before="auto" fo:break-after="auto" style:writing-mode="lr-tb"/>
    </style:style>
    <style:style style:name="P20"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style>
    <style:style style:name="P21" style:family="paragraph" style:parent-style-name="Standard" style:list-style-name="LS1">
      <style:paragraph-properties fo:margin-top="0cm" fo:margin-bottom="0cm" fo:line-height="100%" fo:break-before="auto" fo:break-after="auto" style:writing-mode="lr-tb"/>
    </style:style>
    <style:style style:name="P22" style:family="paragraph" style:parent-style-name="Standard" style:list-style-name="LS2">
      <style:paragraph-properties fo:margin-top="0cm" fo:margin-bottom="0cm" fo:line-height="100%" fo:break-before="auto" fo:break-after="auto" style:writing-mode="lr-tb"/>
    </style:style>
    <style:style style:name="P23" style:family="paragraph" style:parent-style-name="Standard" style:list-style-name="LS3">
      <style:paragraph-properties fo:margin-top="0cm" fo:margin-bottom="0cm" fo:line-height="100%" fo:break-before="auto" fo:break-after="auto" style:writing-mode="lr-tb"/>
    </style:style>
    <style:style style:name="P24" style:family="paragraph" style:parent-style-name="Standard" style:list-style-name="L1">
      <style:paragraph-properties fo:margin-top="0cm" fo:margin-bottom="0.212cm" fo:line-height="100%" style:writing-mode="lr-tb"/>
    </style:style>
    <style:style style:name="P25" style:family="paragraph" style:parent-style-name="Standard">
      <style:paragraph-properties fo:margin-top="0cm" fo:margin-bottom="0.212cm" fo:line-height="100%" fo:break-before="auto" fo:break-after="auto" style:writing-mode="lr-tb"/>
    </style:style>
    <style:style style:name="P26" style:family="paragraph" style:parent-style-name="Heading_20_2">
      <style:paragraph-properties fo:line-height="100%" fo:break-before="auto" fo:break-after="auto" style:writing-mode="lr-tb"/>
    </style:style>
    <style:style style:name="P27" style:family="paragraph" style:parent-style-name="Heading_20_2">
      <style:paragraph-properties fo:line-height="100%" fo:break-before="auto" fo:break-after="auto" style:writing-mode="lr-tb"/>
      <style:text-properties style:font-name="Verdana" fo:font-size="10pt" style:text-underline-style="solid" style:text-underline-width="auto" style:text-underline-color="font-color" style:font-name-asian="Verdana" style:font-size-asian="10pt" style:font-name-complex="Verdana" style:font-size-complex="10pt"/>
    </style:style>
    <style:style style:name="P28" style:family="paragraph" style:parent-style-name="Heading_20_1">
      <style:paragraph-properties fo:line-height="100%" fo:break-before="page" fo:padding="0cm" fo:border-left="none" fo:border-right="none" fo:border-top="none" fo:border-bottom="0.053cm solid #808080" style:writing-mode="lr-tb"/>
    </style:style>
    <style:style style:name="P29" style:family="paragraph" style:parent-style-name="Heading_20_1">
      <style:paragraph-properties fo:line-height="100%" fo:break-before="auto" fo:break-after="auto" fo:padding="0cm" fo:border-left="none" fo:border-right="none" fo:border-top="none" fo:border-bottom="0.053cm solid #808080" style:writing-mode="lr-tb"/>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1155cc" style:text-underline-style="solid" style:text-underline-width="auto" style:text-underline-color="font-color"/>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FIUBA</text:span><text:span text:style-name="T1"> - 7507</text:span></text:p>
      <text:p text:style-name="P6"><text:span text:style-name="T1">Algoritmos</text:span><text:span text:style-name="T1"> </text:span><text:span text:style-name="T1">y</text:span><text:span text:style-name="T1"> </text:span><text:span text:style-name="T1">programación</text:span><text:span text:style-name="T1"> 3</text:span></text:p>
      <text:p text:style-name="P7"><text:span text:style-name="T2">Trabajo</text:span><text:span text:style-name="T2"> </text:span><text:span text:style-name="T2">práctico</text:span><text:span text:style-name="T2"> 2: </text:span><text:span text:style-name="T2">Batalla</text:span><text:span text:style-name="T2"> </text:span><text:span text:style-name="T2">Navalgo</text:span></text:p>
      <text:p text:style-name="P10">1er cuatrimestre, 2013</text:p>
      <text:p text:style-name="P10">(trabajo grupal)</text:p>
      <text:p text:style-name="P9">Alumno:</text:p>
      <table:table table:name="Tabla1" table:style-name="Tabla1">
        <table:table-column table:style-name="Tabla1.A"/>
        <table:table-column table:style-name="Tabla1.B"/>
        <table:table-column table:style-name="Tabla1.C"/>
        <table:table-row>
          <table:table-cell table:style-name="Tabla1.A1" office:value-type="string">
            <text:p text:style-name="P14">Nombre</text:p>
          </table:table-cell>
          <table:table-cell table:style-name="Tabla1.A1" office:value-type="string">
            <text:p text:style-name="P14">Padrón</text:p>
          </table:table-cell>
          <table:table-cell table:style-name="Tabla1.A1" office:value-type="string">
            <text:p text:style-name="P14">Mail</text:p>
          </table:table-cell>
        </table:table-row>
        <table:table-row>
          <table:table-cell table:style-name="Tabla1.A1" office:value-type="string">
            <text:p text:style-name="P14">Addin, Kevin</text:p>
          </table:table-cell>
          <table:table-cell table:style-name="Tabla1.B2" office:value-type="float" office:value="94280">
            <text:p text:style-name="P14">94280</text:p>
          </table:table-cell>
          <table:table-cell table:style-name="Tabla1.A1" office:value-type="string">
            <text:p text:style-name="P15">addinkevin@gmail.com </text:p>
          </table:table-cell>
        </table:table-row>
        <table:table-row>
          <table:table-cell table:style-name="Tabla1.A1" office:value-type="string">
            <text:p text:style-name="P14">Fernandez, Santiago</text:p>
          </table:table-cell>
          <table:table-cell table:style-name="Tabla1.B2" office:value-type="float" office:value="94489">
            <text:p text:style-name="P14">94489</text:p>
          </table:table-cell>
          <table:table-cell table:style-name="Tabla1.A1" office:value-type="string">
            <text:p text:style-name="P14">fernandezsantid@gmail.com</text:p>
          </table:table-cell>
        </table:table-row>
        <table:table-row>
          <table:table-cell table:style-name="Tabla1.A1" office:value-type="string">
            <text:p text:style-name="P14">Prystupiuk, Maximiliano</text:p>
          </table:table-cell>
          <table:table-cell table:style-name="Tabla1.A1" office:value-type="string">
            <text:p text:style-name="P14"/>
          </table:table-cell>
          <table:table-cell table:style-name="Tabla1.A1" office:value-type="string">
            <text:p text:style-name="P15">mprystupiuk@gmail.com</text:p>
          </table:table-cell>
        </table:table-row>
      </table:table>
      <text:p text:style-name="P9"/>
      <text:p text:style-name="P9"/>
      <text:p text:style-name="P9">Fecha de entrega:</text:p>
      <text:p text:style-name="P9"/>
      <text:p text:style-name="P9">Tutor: Marcet, Diego</text:p>
      <text:p text:style-name="P9"/>
      <text:p text:style-name="P9">Nota Final:</text:p>
      <text:p text:style-name="P9"/>
      <text:p text:style-name="P9"/>
      <text:p text:style-name="P1"/>
      <text:p text:style-name="P8"><text:span text:style-name="T3">Tabla</text:span><text:span text:style-name="T3"> </text:span><text:span text:style-name="T3">de</text:span><text:span text:style-name="T3"> </text:span><text:span text:style-name="T3">contenidos</text:span></text:p>
      <text:p text:style-name="P3"/>
      <text:p text:style-name="P16"><text:a xlink:type="simple" xlink:href="#id.gjdgxs"><text:span text:style-name="T4">Introducción</text:span></text:a></text:p>
      <text:p text:style-name="P17"><text:a xlink:type="simple" xlink:href="#id.30j0zll"><text:span text:style-name="T4">-</text:span></text:a><text:a xlink:type="simple" xlink:href="#id.30j0zll"><text:span text:style-name="T4">Objetivo</text:span></text:a><text:a xlink:type="simple" xlink:href="#id.30j0zll"><text:span text:style-name="T4"> </text:span></text:a><text:a xlink:type="simple" xlink:href="#id.30j0zll"><text:span text:style-name="T4">del</text:span></text:a><text:a xlink:type="simple" xlink:href="#id.30j0zll"><text:span text:style-name="T4"> </text:span></text:a><text:a xlink:type="simple" xlink:href="#id.30j0zll"><text:span text:style-name="T4">trabajo</text:span></text:a></text:p>
      <text:p text:style-name="P17"><text:a xlink:type="simple" xlink:href="#id.1fob9te"><text:span text:style-name="T4">Consigna</text:span></text:a><text:a xlink:type="simple" xlink:href="#id.1fob9te"><text:span text:style-name="T4"> </text:span></text:a><text:a xlink:type="simple" xlink:href="#id.1fob9te"><text:span text:style-name="T4">general</text:span></text:a></text:p>
      <text:p text:style-name="P16"><text:a xlink:type="simple" xlink:href="#id.3znysh7"><text:span text:style-name="T4">Descripción</text:span></text:a><text:a xlink:type="simple" xlink:href="#id.3znysh7"><text:span text:style-name="T4"> </text:span></text:a><text:a xlink:type="simple" xlink:href="#id.3znysh7"><text:span text:style-name="T4">de</text:span></text:a><text:a xlink:type="simple" xlink:href="#id.3znysh7"><text:span text:style-name="T4"> </text:span></text:a><text:a xlink:type="simple" xlink:href="#id.3znysh7"><text:span text:style-name="T4">la</text:span></text:a><text:a xlink:type="simple" xlink:href="#id.3znysh7"><text:span text:style-name="T4"> </text:span></text:a><text:a xlink:type="simple" xlink:href="#id.3znysh7"><text:span text:style-name="T4">aplicación</text:span></text:a><text:a xlink:type="simple" xlink:href="#id.3znysh7"><text:span text:style-name="T4"> </text:span></text:a><text:a xlink:type="simple" xlink:href="#id.3znysh7"><text:span text:style-name="T4">a</text:span></text:a><text:a xlink:type="simple" xlink:href="#id.3znysh7"><text:span text:style-name="T4"> </text:span></text:a><text:a xlink:type="simple" xlink:href="#id.3znysh7"><text:span text:style-name="T4">desarrollar</text:span></text:a></text:p>
      <text:p text:style-name="P17"><text:a xlink:type="simple" xlink:href="#id.2et92p0"><text:span text:style-name="T4">-</text:span></text:a><text:a xlink:type="simple" xlink:href="#id.2et92p0"><text:span text:style-name="T4">Contexto</text:span></text:a></text:p>
      <text:p text:style-name="P17"><text:a xlink:type="simple" xlink:href="#id.tyjcwt"><text:span text:style-name="T4">Objetivo</text:span></text:a><text:a xlink:type="simple" xlink:href="#id.tyjcwt"><text:span text:style-name="T4"> </text:span></text:a><text:a xlink:type="simple" xlink:href="#id.tyjcwt"><text:span text:style-name="T4">del</text:span></text:a><text:a xlink:type="simple" xlink:href="#id.tyjcwt"><text:span text:style-name="T4"> </text:span></text:a><text:a xlink:type="simple" xlink:href="#id.tyjcwt"><text:span text:style-name="T4">juego</text:span></text:a></text:p>
      <text:p text:style-name="P17"><text:a xlink:type="simple" xlink:href="#id.3dy6vkm"><text:span text:style-name="T4">Puntos</text:span></text:a></text:p>
      <text:p text:style-name="P17"><text:a xlink:type="simple" xlink:href="#id.1t3h5sf"><text:span text:style-name="T4">Dinamica</text:span></text:a><text:a xlink:type="simple" xlink:href="#id.1t3h5sf"><text:span text:style-name="T4"> </text:span></text:a><text:a xlink:type="simple" xlink:href="#id.1t3h5sf"><text:span text:style-name="T4">del</text:span></text:a><text:a xlink:type="simple" xlink:href="#id.1t3h5sf"><text:span text:style-name="T4"> </text:span></text:a><text:a xlink:type="simple" xlink:href="#id.1t3h5sf"><text:span text:style-name="T4">juego</text:span></text:a></text:p>
      <text:p text:style-name="P17"><text:a xlink:type="simple" xlink:href="#id.4d34og8"><text:span text:style-name="T4">Disparos</text:span></text:a></text:p>
      <text:p text:style-name="P17"><text:a xlink:type="simple" xlink:href="#id.2s8eyo1"><text:span text:style-name="T4">Tablero</text:span></text:a></text:p>
      <text:p text:style-name="P17"><text:a xlink:type="simple" xlink:href="#id.3rdcrjn"><text:span text:style-name="T4">Naves</text:span></text:a></text:p>
      <text:p text:style-name="P16"><text:a xlink:type="simple" xlink:href="#id.26in1rg"><text:span text:style-name="T4">Entregables</text:span></text:a></text:p>
      <text:p text:style-name="P17"><text:a xlink:type="simple" xlink:href="#id.lnxbz9"><text:span text:style-name="T4">Forma</text:span></text:a><text:a xlink:type="simple" xlink:href="#id.lnxbz9"><text:span text:style-name="T4"> </text:span></text:a><text:a xlink:type="simple" xlink:href="#id.lnxbz9"><text:span text:style-name="T4">de</text:span></text:a><text:a xlink:type="simple" xlink:href="#id.lnxbz9"><text:span text:style-name="T4"> </text:span></text:a><text:a xlink:type="simple" xlink:href="#id.lnxbz9"><text:span text:style-name="T4">entrega</text:span></text:a></text:p>
      <text:p text:style-name="P16"><text:a xlink:type="simple" xlink:href="#id.35nkun2"><text:span text:style-name="T4">Informe</text:span></text:a></text:p>
      <text:p text:style-name="P17"><text:span text:style-name="T4">-</text:span><text:a xlink:type="simple" xlink:href="#id.1ksv4uv"><text:span text:style-name="T4">Supuestos</text:span></text:a></text:p>
      <text:p text:style-name="P16"><text:a xlink:type="simple" xlink:href="#id.44sinio"><text:span text:style-name="T4">Modelo</text:span></text:a><text:a xlink:type="simple" xlink:href="#id.44sinio"><text:span text:style-name="T4"> </text:span></text:a><text:a xlink:type="simple" xlink:href="#id.44sinio"><text:span text:style-name="T4">de</text:span></text:a><text:a xlink:type="simple" xlink:href="#id.44sinio"><text:span text:style-name="T4"> </text:span></text:a><text:a xlink:type="simple" xlink:href="#id.44sinio"><text:span text:style-name="T4">dominio</text:span></text:a></text:p>
      <text:p text:style-name="P17"><text:a xlink:type="simple" xlink:href="#id.2jxsxqh"><text:span text:style-name="T4">Diagramas</text:span></text:a><text:a xlink:type="simple" xlink:href="#id.2jxsxqh"><text:span text:style-name="T4"> </text:span></text:a><text:a xlink:type="simple" xlink:href="#id.2jxsxqh"><text:span text:style-name="T4">de</text:span></text:a><text:a xlink:type="simple" xlink:href="#id.2jxsxqh"><text:span text:style-name="T4"> </text:span></text:a><text:a xlink:type="simple" xlink:href="#id.2jxsxqh"><text:span text:style-name="T4">clases</text:span></text:a></text:p>
      <text:p text:style-name="P17"><text:a xlink:type="simple" xlink:href="#id.z337ya"><text:span text:style-name="T4">Detalles</text:span></text:a><text:a xlink:type="simple" xlink:href="#id.z337ya"><text:span text:style-name="T4"> </text:span></text:a><text:a xlink:type="simple" xlink:href="#id.z337ya"><text:span text:style-name="T4">de</text:span></text:a><text:a xlink:type="simple" xlink:href="#id.z337ya"><text:span text:style-name="T4"> </text:span></text:a><text:a xlink:type="simple" xlink:href="#id.z337ya"><text:span text:style-name="T4">implementación</text:span></text:a></text:p>
      <text:p text:style-name="P17"><text:a xlink:type="simple" xlink:href="#id.3j2qqm3"><text:span text:style-name="T4">Excepciones</text:span></text:a></text:p>
      <text:p text:style-name="P17"><text:a xlink:type="simple" xlink:href="#id.1y810tw"><text:span text:style-name="T4">Diagramas</text:span></text:a><text:a xlink:type="simple" xlink:href="#id.1y810tw"><text:span text:style-name="T4"> </text:span></text:a><text:a xlink:type="simple" xlink:href="#id.1y810tw"><text:span text:style-name="T4">de</text:span></text:a><text:a xlink:type="simple" xlink:href="#id.1y810tw"><text:span text:style-name="T4"> </text:span></text:a><text:a xlink:type="simple" xlink:href="#id.1y810tw"><text:span text:style-name="T4">secuencia</text:span></text:a></text:p>
      <text:p text:style-name="P16"><text:a xlink:type="simple" xlink:href="#id.2xcytpi"><text:span text:style-name="T4">Checklist</text:span></text:a><text:a xlink:type="simple" xlink:href="#id.2xcytpi"><text:span text:style-name="T4"> </text:span></text:a><text:a xlink:type="simple" xlink:href="#id.2xcytpi"><text:span text:style-name="T4">de</text:span></text:a><text:a xlink:type="simple" xlink:href="#id.2xcytpi"><text:span text:style-name="T4"> </text:span></text:a><text:a xlink:type="simple" xlink:href="#id.2xcytpi"><text:span text:style-name="T4">corrección</text:span></text:a></text:p>
      <text:p text:style-name="P17"><text:a xlink:type="simple" xlink:href="#id.1ci93xb"><text:span text:style-name="T4">Código</text:span></text:a></text:p>
      <text:p text:style-name="P4"/>
      <text:p text:style-name="P1"><text:bookmark text:name="id.gjdgxs"/></text:p>
      <text:h text:style-name="P28" text:outline-level="10">Introducción<text:bookmark text:name="id.30j0zll"/></text:h>
      <text:h text:style-name="P26" text:outline-level="10">Objetivo del trabajo</text:h>
      <text:p text:style-name="P9">Aplicar los conceptos enseñados en la materia a la resolución de un problema, trabajando en forma grupal y utilizando una lenguaje de tipado estático (java o csharp)<text:bookmark text:name="id.1fob9te"/></text:p>
      <text:h text:style-name="P26" text:outline-level="10">Consigna general</text:h>
      <text:p text:style-name="P9">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9"><text:bookmark text:name="id.3znysh7"/></text:p>
      <text:h text:style-name="P29" text:outline-level="10">Descripción de la aplicación a desarrollar<text:bookmark text:name="id.2et92p0"/></text:h>
      <text:h text:style-name="P26" text:outline-level="10">Contexto</text:h>
      <text:p text:style-name="P9">La empresa Algo Ritmos SA dedicada al desarrollo de video juegos a decidido contratar a un grupo de programadores para implementar el juego Batalla Navalgo: un juego levemente inspirado en el clasico juego de Batalla Naval</text:p>
      <text:p text:style-name="P9"><text:bookmark text:name="id.tyjcwt"/></text:p>
      <text:h text:style-name="P26" text:outline-level="10">Objetivo del juego</text:h>
      <text:p text:style-name="P9"/>
      <text:p text:style-name="P5">La Batalla Navalgo es un juego por turnos en el cual juega el jugador contra la computadora.</text:p>
      <text:p text:style-name="P5"/>
      <text:p text:style-name="P9">La computadora coloca sus naves en el tablero, y el jugador debe destruirlas. El jugador no tiene tablero, el juego consiste solamente en destruir las naves de la computadora.</text:p>
      <text:p text:style-name="P9"><text:bookmark text:name="id.3dy6vkm"/></text:p>
      <text:h text:style-name="P26" text:outline-level="10">Puntos</text:h>
      <text:p text:style-name="P1"/>
      <text:p text:style-name="P5">El jugador empieza el juego con una cantidad de puntos (10.000 puntos), y el objetivo es terminar el juego (destruyendo todas las naves) con la mayor cantidad de puntos.</text:p>
      <text:p text:style-name="P5"/>
      <text:p text:style-name="P5">Los puntos se descuentan de 2 formas:</text:p>
      <text:p text:style-name="P5">- Con el simple paso del tiempo (10 puntos por turno)</text:p>
      <text:p text:style-name="P9">- Con los disparos que hace el jugador (distinta cantidad de puntos de acuerdo al tipo de disparo)<text:bookmark text:name="id.1t3h5sf"/></text:p>
      <text:h text:style-name="P26" text:outline-level="10">Dinamica del juego</text:h>
      <text:p text:style-name="P9"><text:soft-page-break/></text:p>
      <text:p text:style-name="P5">En cada momento el jugador puede ver el tablero de la computadora, junto con la ubicación y estado de las naves (al principio todas las naves estarán completas pero a lo largo del juego tendrán partes destruidas).</text:p>
      <text:p text:style-name="P5"/>
      <text:p text:style-name="P5">A diferencia de la batalla naval convencional, las naves en la batalla Navalgo tienen movimiento. Al colocar las naves en el tablero, la computadora asignará una dirección a cada una (8 direcciones posibles: lineales + diagonales).</text:p>
      <text:p text:style-name="P5"/>
      <text:p text:style-name="P5">Al pasar cada turno, las naves se mueven 1 posición en la dirección correspondiente.</text:p>
      <text:p text:style-name="P5">Al “chocar” contra el borde del tablero, la dirección se invierte para continuar el movimiento en sentido opuesto.</text:p>
      <text:p text:style-name="P5"/>
      <text:p text:style-name="P5">Las naves no chocan entre sí, sino que se pueden superponer en el tablero. En ese caso, si el jugador efectúa un disparo sobre una posición, destruirá todas las partes de las naves que se encuentran superpuestas.</text:p>
      <text:p text:style-name="P5"/>
      <text:p text:style-name="P9">En cada turno del juego, el jugador podrá efectuar un disparo.</text:p>
      <text:p text:style-name="P9"><text:bookmark text:name="id.4d34og8"/></text:p>
      <text:h text:style-name="P26" text:outline-level="10">Disparos</text:h>
      <text:p text:style-name="P9"/>
      <text:p text:style-name="P5">Existen distintos tipos de disparo, con distinto costo y diferente comportamiento:</text:p>
      <text:p text:style-name="P5"/>
      <text:p text:style-name="P5">- Disparo convencional</text:p>
      <text:p text:style-name="P5"><text:tab/>- Impacta en una posición, en el mismo momento que se hace el disparo</text:p>
      <text:p text:style-name="P5"><text:tab/>- Costo: 200 puntos</text:p>
      <text:p text:style-name="P5"/>
      <text:p text:style-name="P5">- Mina submarina puntual con retardo</text:p>
      <text:p text:style-name="P5"><text:tab/>- Se coloca la mina en una posición, pero el impacto se realiza 3 turnos después de haber sido colocada</text:p>
      <text:p text:style-name="P5"><text:tab/>- Costo: 50 puntos</text:p>
      <text:p text:style-name="P5"/>
      <text:p text:style-name="P5">- Mina submarina doble con retardo</text:p>
      <text:p text:style-name="P5"><text:tab/>- Idem anterior, pero al impactar destruye la posición actual + las posiciones adyacentes en un radio de 1 casilla</text:p>
      <text:p text:style-name="P5"><text:tab/>- Costo: 100 puntos</text:p>
      <text:p text:style-name="P5"/>
      <text:p text:style-name="P5">- Mina submarina triple con retardo</text:p>
      <text:p text:style-name="P5"><text:tab/>- Idem anterior, pero al impactar destruye la posición actual + las posiciones adyacentes en un radio de 2 casillas</text:p>
      <text:p text:style-name="P5"><text:soft-page-break/><text:tab/>- Costo: 125 puntos</text:p>
      <text:p text:style-name="P5"/>
      <text:p text:style-name="P5">- Mina submarina por contacto</text:p>
      <text:p text:style-name="P18">- Se coloca la mina en una posición, pero el impacto se realiza cuando alguna nave pasa por sobre esa posición</text:p>
      <text:p text:style-name="P5"><text:tab/>- Costo: 150 puntos</text:p>
      <text:p text:style-name="P9"/>
      <text:p text:style-name="P1"><text:bookmark text:name="id.2s8eyo1"/></text:p>
      <text:h text:style-name="P26" text:outline-level="10">Tablero</text:h>
      <text:p text:style-name="P9"/>
      <text:p text:style-name="P1">El tablero es un cuadrado de 10 x 10 casilleros.<text:bookmark text:name="id.17dp8vu"/></text:p>
      <text:h text:style-name="P26" text:outline-level="10"><text:bookmark text:name="id.3rdcrjn"/></text:h>
      <text:h text:style-name="P26" text:outline-level="10">Naves</text:h>
      <text:p text:style-name="P9"/>
      <text:p text:style-name="P5">Las naves se diferencian por la cantidad de casilleros consecutivos que ocupan y su resistencia a los disparos.</text:p>
      <text:p text:style-name="P5"/>
      <text:p text:style-name="P5">La computadora puede colocar las naves en posición vertical u horizontal, y con alguna de las 8 de direcciones de movimiento posibles (lineales + diagonales).</text:p>
      <text:p text:style-name="P5">La nave se considera destruida cuando se destruyen cada una de las partes (cada parte ocupa un casillero) de ellas.</text:p>
      <text:p text:style-name="P5"/>
      <text:p text:style-name="P5">La computadora colocará las siguientes naves en el tablero:</text:p>
      <text:p text:style-name="P5">- 2 lanchas (naves de 2 casillas)</text:p>
      <text:p text:style-name="P5">- 2 destructores (naves de 3 casillas, a las cuales solamente las dañan los disparos directos, las minas submarinas no les producen ningun daño)</text:p>
      <text:p text:style-name="P5">- 1 buque (nave de 4 casillas, en la cual un impacto en cualquier parte de la nave la destruye por completo)</text:p>
      <text:p text:style-name="P5">- 1 portaaviones (nave de 5 casillas)</text:p>
      <text:p text:style-name="P9">- 1 rompehielos (nave de 3 casillas, pero en la cual cada parte requiere 2 impactos para ser destruida)</text:p>
      <text:p text:style-name="P9"><text:bookmark text:name="id.26in1rg"/></text:p>
      <text:h text:style-name="P29" text:outline-level="10">Entregables</text:h>
      <text:list xml:id="list4511656135477948972" text:style-name="LS1">
        <text:list-item>
          <text:p text:style-name="P21">Código fuente de la aplicación completa, incluyendo también: código de la pruebas, archivos de recursos</text:p>
        </text:list-item>
        <text:list-item>
          <text:p text:style-name="P21">Script para compilación y ejecución (ant o nant)</text:p>
        </text:list-item>
        <text:list-item>
          <text:p text:style-name="P21">Informe, acorde a lo especificado en este documento</text:p>
        </text:list-item>
      </text:list>
      <text:p text:style-name="P9"><text:bookmark text:name="id.lnxbz9"/></text:p>
      <text:h text:style-name="P26" text:outline-level="10"><text:soft-page-break/>Forma de entrega</text:h>
      <text:p text:style-name="P9">A coordinar con el docente tutor.</text:p>
      <text:p text:style-name="P9"><text:bookmark text:name="id.35nkun2"/></text:p>
      <text:h text:style-name="P29" text:outline-level="10">Informe<text:bookmark text:name="id.1ksv4uv"/></text:h>
      <text:h text:style-name="P26" text:outline-level="10">Supuestos</text:h>
      <text:p text:style-name="P9">[Documentar todos los supuestos hechos sobre el enunciado. Asegurarse de validar con los docentes]</text:p>
      <text:p text:style-name="P9"><text:bookmark text:name="id.44sinio"/></text:p>
      <text:h text:style-name="P29" text:outline-level="10">Modelo de dominio</text:h>
      <text:p text:style-name="P9">[Explicar cómo se encaró el TP]</text:p>
      <text:p text:style-name="P9"><text:bookmark text:name="id.2jxsxqh"/></text:p>
      <text:h text:style-name="P26" text:outline-level="10">Diagramas de clases</text:h>
      <text:p text:style-name="P9">[Uno o varios diagramas de clases, mostrando la relación estática entre las clases, pueden agregar todo el texto necesario para aclarar y explicar su diseño, recuerden que la idea de todo el documento es que quede documentado y entendible como está hecho el TP]<text:bookmark text:name="id.z337ya"/></text:p>
      <text:h text:style-name="P26" text:outline-level="10">Detalles de implementación</text:h>
      <text:p text:style-name="P9">[hay ciertas clases que puede resultar interesante como están implementadas internamente, en esta sección cuenten sobre esas clases, por ejemplo: como está implementado internamente el tablero]<text:bookmark text:name="id.3j2qqm3"/></text:p>
      <text:h text:style-name="P26" text:outline-level="10">Excepciones</text:h>
      <text:p text:style-name="P9"><text:bookmark text:name="id.1y810tw"/>Para la realización de este trábajo práctico creamos las siguientes excepciones:</text:p>
      <text:list xml:id="list4423733253080123193" text:style-name="L1">
        <text:list-item>
          <text:p text:style-name="P24">ArmamentoFueraDelTableroException: En la clase Tablero cuando se quiere impactar un armamento en él existe la posibilidad de que éste se quiera ubicar fuera del rango posible del tablero, debido a eso se creo esta excepción para capturar estos posibles casos del juego.</text:p>
        </text:list-item>
        <text:list-item>
          <text:p text:style-name="P24">ImposibleCrearNaveException: Cuando se llama al constructor de la clase Nave éste utiliza un método que busca las posiciones donde se va a crear dicha nave, a partir de ésto puede ocurrir que la posicion devuelta no se encuentre en el rango del tablero, entonces en esos casos se llamará a ésta excepción que no permitirá crear la nave.</text:p>
        </text:list-item>
        <text:list-item>
          <text:p text:style-name="P24">JugadorPuntajeInsuficienteException: Existen 2 maneras posibles de descontarle puntos a un Jugador, ya sea por el paso de turno y además por el disparar armamentos al Tablero. A raíz de esto, puede ocurrir que en un momento el jugador se quede sin puntos para realizar alguna de estas acciones, entonces para estos casos se creó esta excepción.</text:p>
        </text:list-item>
        <text:list-item>
          <text:p text:style-name="P24">JuegoJugadorSinPuntajeParaDisparoException: Como se explico en la excepción anterior puede ocurrir que el Jugador se quede sin puntos para realizar algun disparo, para estos casos, siempre que se quiera disparar <text:soft-page-break/>algun armamento el Juego llama a un método para verificar la posibilidad de poder disparar. Si el método detecta que el Jugador no tiene mas puntos, se llamará a esta excepción para capturar este problema.</text:p>
        </text:list-item>
        <text:list-item>
          <text:p text:style-name="P24">JuegoTerminadoException: El método de validación nombrado anteriormente además de verificar si el jugador tiene puntos para disparar verifica el estado del Juego, o sea si el Juego está o no terminado. El Juego puede estar terminado solo si pasan dos cosas, la primera es como ya se dijo que el Jugador no tenga mas puntos y haya perdido o que éste haya destruido todas las naves del Tablero y de esa manera haya ganado. Para cualquiera de estos casos se creo esta excepcion para avisar que el Juego ya terminó.</text:p>
        </text:list-item>
      </text:list>
      <text:h text:style-name="P26" text:outline-level="10">Diagramas de secuencia</text:h>
      <text:p text:style-name="P9">[Mostrar las secuencias interesantes que hayan implementado. Pueden agregar texto para explicar si algo no queda claro]</text:p>
      <text:p text:style-name="P9"><text:bookmark text:name="id.4i7ojhp"/></text:p>
      <text:h text:style-name="P29" text:outline-level="10">Código fuente</text:h>
      <text:p text:style-name="P9">[Código fuente impreso de las clases del dominio (no pruebas).]</text:p>
      <text:h text:style-name="P29" text:outline-level="10"><text:bookmark text:name="id.2xcytpi"/></text:h>
      <text:h text:style-name="P28" text:outline-level="10">Checklist de corrección</text:h>
      <text:p text:style-name="P9">Esta sección es para uso exclusivo de la cátedra, por favor no modificar.</text:p>
      <text:p text:style-name="P9"/>
      <text:p text:style-name="P12">Carpeta</text:p>
      <text:p text:style-name="P13">Generalidades</text:p>
      <text:list xml:id="list9085457631776401387" text:style-name="LS2">
        <text:list-item>
          <text:p text:style-name="P22"><text:span text:style-name="T6">¿</text:span><text:span text:style-name="T6">Son</text:span><text:span text:style-name="T6"> </text:span><text:span text:style-name="T6">correctos</text:span><text:span text:style-name="T6"> </text:span><text:span text:style-name="T6">los</text:span><text:span text:style-name="T6"> </text:span><text:span text:style-name="T6">supuestos</text:span><text:span text:style-name="T6"> </text:span><text:span text:style-name="T6">y</text:span><text:span text:style-name="T6"> </text:span><text:span text:style-name="T6">extensiones</text:span><text:span text:style-name="T6">?</text:span></text:p>
        </text:list-item>
        <text:list-item>
          <text:p text:style-name="P22"><text:span text:style-name="T6">¿</text:span><text:span text:style-name="T6">Es</text:span><text:span text:style-name="T6"> </text:span><text:span text:style-name="T6">prolija</text:span><text:span text:style-name="T6"> </text:span><text:span text:style-name="T6">la</text:span><text:span text:style-name="T6"> </text:span><text:span text:style-name="T6">presentación</text:span><text:span text:style-name="T6">? (</text:span><text:span text:style-name="T6">hojas</text:span><text:span text:style-name="T6"> </text:span><text:span text:style-name="T6">del</text:span><text:span text:style-name="T6"> </text:span><text:span text:style-name="T6">mismo</text:span><text:span text:style-name="T6"> </text:span><text:span text:style-name="T6">tamaño</text:span><text:span text:style-name="T6">, </text:span><text:span text:style-name="T6">numeradas</text:span><text:span text:style-name="T6"> </text:span><text:span text:style-name="T6">y</text:span><text:span text:style-name="T6"> </text:span><text:span text:style-name="T6">con</text:span><text:span text:style-name="T6"> </text:span><text:span text:style-name="T6">tipografía</text:span><text:span text:style-name="T6"> </text:span><text:span text:style-name="T6">uniforme</text:span><text:span text:style-name="T6">)</text:span></text:p>
        </text:list-item>
      </text:list>
      <text:p text:style-name="P13">Modelo</text:p>
      <text:list xml:id="list5" text:style-name="LS2">
        <text:list-item>
          <text:p text:style-name="P22"><text:span text:style-name="T6">¿</text:span><text:span text:style-name="T6">Está</text:span><text:span text:style-name="T6"> </text:span><text:span text:style-name="T6">completo</text:span><text:span text:style-name="T6">?¿</text:span><text:span text:style-name="T6">Contempla</text:span><text:span text:style-name="T6"> </text:span><text:span text:style-name="T6">la</text:span><text:span text:style-name="T6"> </text:span><text:span text:style-name="T6">totalidad</text:span><text:span text:style-name="T6"> </text:span><text:span text:style-name="T6">del</text:span><text:span text:style-name="T6"> </text:span><text:span text:style-name="T6">problema</text:span><text:span text:style-name="T6">?</text:span></text:p>
        </text:list-item>
        <text:list-item>
          <text:p text:style-name="P22"><text:span text:style-name="T6">¿</text:span><text:span text:style-name="T6">Respeta</text:span><text:span text:style-name="T6"> </text:span><text:span text:style-name="T6">encapsulamiento</text:span><text:span text:style-name="T6">?</text:span></text:p>
        </text:list-item>
        <text:list-item>
          <text:p text:style-name="P22"><text:span text:style-name="T6">¿</text:span><text:span text:style-name="T6">Hace</text:span><text:span text:style-name="T6"> </text:span><text:span text:style-name="T6">un</text:span><text:span text:style-name="T6"> </text:span><text:span text:style-name="T6">buen</text:span><text:span text:style-name="T6"> </text:span><text:span text:style-name="T6">uso</text:span><text:span text:style-name="T6"> </text:span><text:span text:style-name="T6">de</text:span><text:span text:style-name="T6"> </text:span><text:span text:style-name="T6">excepciones</text:span><text:span text:style-name="T6">?</text:span></text:p>
        </text:list-item>
        <text:list-item>
          <text:p text:style-name="P22"><text:span text:style-name="T6">¿</text:span><text:span text:style-name="T6">Utiliza</text:span><text:span text:style-name="T6"> </text:span><text:span text:style-name="T6">polimorfismo</text:span><text:span text:style-name="T6"> </text:span><text:span text:style-name="T6">en</text:span><text:span text:style-name="T6"> </text:span><text:span text:style-name="T6">las</text:span><text:span text:style-name="T6"> </text:span><text:span text:style-name="T6">situaciones</text:span><text:span text:style-name="T6"> </text:span><text:span text:style-name="T6">esperadas</text:span><text:span text:style-name="T6">?</text:span></text:p>
        </text:list-item>
      </text:list>
      <text:p text:style-name="P11"/>
      <text:p text:style-name="P12">Diagramas</text:p>
      <text:p text:style-name="P9"><text:span text:style-name="T5">Diagrama</text:span><text:span text:style-name="T5"> </text:span><text:span text:style-name="T5">de</text:span><text:span text:style-name="T5"> </text:span><text:span text:style-name="T5">clases</text:span></text:p>
      <text:list xml:id="list9" text:style-name="LS2">
        <text:list-item>
          <text:p text:style-name="P22"><text:span text:style-name="T6">¿</text:span><text:span text:style-name="T6">Está</text:span><text:span text:style-name="T6"> </text:span><text:span text:style-name="T6">completo</text:span><text:span text:style-name="T6">?</text:span></text:p>
        </text:list-item>
        <text:list-item>
          <text:p text:style-name="P22"><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9"><text:span text:style-name="T5">Diagramas</text:span><text:span text:style-name="T5"> </text:span><text:span text:style-name="T5">de</text:span><text:span text:style-name="T5"> </text:span><text:span text:style-name="T5">secuencia</text:span></text:p>
      <text:list xml:id="list11" text:style-name="LS2">
        <text:list-item>
          <text:p text:style-name="P22"><text:span text:style-name="T6">¿</text:span><text:span text:style-name="T6">Está</text:span><text:span text:style-name="T6"> </text:span><text:span text:style-name="T6">completo</text:span><text:span text:style-name="T6">?</text:span></text:p>
        </text:list-item>
        <text:list-item>
          <text:p text:style-name="P22"><text:span text:style-name="T6">¿</text:span><text:span text:style-name="T6">Es</text:span><text:span text:style-name="T6"> </text:span><text:span text:style-name="T6">consistente</text:span><text:span text:style-name="T6"> </text:span><text:span text:style-name="T6">con</text:span><text:span text:style-name="T6"> </text:span><text:span text:style-name="T6">el</text:span><text:span text:style-name="T6"> </text:span><text:span text:style-name="T6">diagrama</text:span><text:span text:style-name="T6"> </text:span><text:span text:style-name="T6">de</text:span><text:span text:style-name="T6"> </text:span><text:span text:style-name="T6">clases</text:span><text:span text:style-name="T6">?</text:span></text:p>
        </text:list-item>
        <text:list-item>
          <text:p text:style-name="P22"><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9"><text:span text:style-name="T5">Diagrama</text:span><text:span text:style-name="T5"> </text:span><text:span text:style-name="T5">de</text:span><text:span text:style-name="T5"> </text:span><text:span text:style-name="T5">estados</text:span></text:p>
      <text:list xml:id="list14" text:style-name="LS2">
        <text:list-item>
          <text:p text:style-name="P22"><text:span text:style-name="T6">¿</text:span><text:span text:style-name="T6">Está</text:span><text:span text:style-name="T6"> </text:span><text:span text:style-name="T6">completo</text:span><text:span text:style-name="T6">?</text:span></text:p>
        </text:list-item>
        <text:list-item>
          <text:p text:style-name="P22"><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9"><text:bookmark text:name="id.1ci93xb"/></text:p>
      <text:h text:style-name="P27" text:outline-level="10">Código</text:h>
      <text:p text:style-name="P13">Generalidades</text:p>
      <text:list xml:id="list793886253604260719" text:style-name="LS3">
        <text:list-item>
          <text:p text:style-name="P23"><text:span text:style-name="T6">¿</text:span><text:span text:style-name="T6">Respeta</text:span><text:span text:style-name="T6"> </text:span><text:span text:style-name="T6">estándares</text:span><text:span text:style-name="T6"> </text:span><text:span text:style-name="T6">de</text:span><text:span text:style-name="T6"> </text:span><text:span text:style-name="T6">codificación</text:span><text:span text:style-name="T6">?</text:span></text:p>
        </text:list-item>
        <text:list-item>
          <text:p text:style-name="P23"><text:span text:style-name="T6">¿</text:span><text:span text:style-name="T6">Está</text:span><text:span text:style-name="T6"> </text:span><text:span text:style-name="T6">correctamente</text:span><text:span text:style-name="T6"> </text:span><text:span text:style-name="T6">documentado</text:span><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style:writing-mode="lr-tb"/>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min-label-width="2.54cm" fo:text-align="end"/>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min-label-width="4.445cm" fo:text-align="end"/>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min-label-width="6.35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fo:text-align="end"/>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fo:text-align="end"/>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fo:text-align="end"/>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fo:text-align="end"/>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end" style:justify-single-word="false" style:page-number="auto" fo:break-before="auto" fo:break-after="auto" style:writing-mode="lr-tb"/>
    </style:style>
    <style:style style:name="MP2" style:family="paragraph" style:parent-style-name="Standard">
      <style:paragraph-properties fo:line-height="100%" fo:text-align="end" style:justify-single-word="false" fo:break-before="auto" fo:break-after="auto" style:writing-mode="lr-tb"/>
    </style:style>
    <style:page-layout style:name="Mpm1">
      <style:page-layout-properties fo:page-width="20.999cm" fo:page-height="29.699cm" style:num-format="1" style:print-orientation="portrait" fo:margin-top="1.27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text:p text:style-name="MP2">Algoritmos y programación 3 – 1C2013 - TP 2: Batalla Navalgo <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7</meta:editing-cycles>
    <dc:date>2013-06-26T23:08:13.47</dc:date>
    <meta:editing-duration>PT58M11S</meta:editing-duration>
    <meta:document-statistic meta:table-count="1" meta:image-count="0" meta:object-count="0" meta:page-count="8" meta:paragraph-count="148" meta:word-count="1424" meta:character-count="8720"/>
  </office:meta>
</office:document-meta>
</file>